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co1" style:family="table-column">
      <style:table-column-properties fo:break-before="auto" style:column-width="3.036cm"/>
    </style:style>
    <style:style style:name="co2" style:family="table-column">
      <style:table-column-properties fo:break-before="auto" style:column-width="4.039cm"/>
    </style:style>
    <style:style style:name="co3" style:family="table-column">
      <style:table-column-properties fo:break-before="auto" style:column-width="0.714cm"/>
    </style:style>
    <style:style style:name="co4" style:family="table-column">
      <style:table-column-properties fo:break-before="auto" style:column-width="3.92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81">
      <style:text-properties style:use-window-font-color="true" style:text-outline="false" style:text-line-through-style="none" style:text-line-through-type="none" style:font-name="Liberation Mono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6.80000019073486pt" style:language-asian="none" style:country-asian="none" style:font-style-asian="normal" style:font-weight-asian="normal" style:font-name-complex="Liberation Mono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6.80000019073486pt" style:language-asian="none" style:country-asian="none" style:font-style-asian="normal" style:font-weight-asian="normal" style:font-name-complex="Liberation Mono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81"/>
  </office:automatic-styles>
  <office:body>
    <office:spreadsheet>
      <table:table table:name="Sayfa1" table:style-name="ta1">
        <table:table-column table:style-name="co1" table:number-columns-repeated="3" table:default-cell-style-name="ce3"/>
        <table:table-column table:style-name="co2" table:default-cell-style-name="ce5"/>
        <table:table-column table:style-name="co3" table:number-columns-repeated="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G03</text:p>
          </table:table-cell>
          <table:table-cell office:value-type="float" office:value="2022" calcext:value-type="float">
            <text:p>2,02E+03</text:p>
          </table:table-cell>
          <table:table-cell office:value-type="float" office:value="4" calcext:value-type="float">
            <text:p>4,00E+0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-0.00019065849483" calcext:value-type="float">
            <text:p>-1,91E-04</text:p>
          </table:table-cell>
          <table:table-cell table:style-name="ce5" office:value-type="float" office:value="-0.00000000001591615728" calcext:value-type="float">
            <text:p>-1,59E-11</text:p>
          </table:table-cell>
          <table:table-cell table:style-name="ce5"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103" calcext:value-type="float">
            <text:p>1,03E+02</text:p>
          </table:table-cell>
          <table:table-cell office:value-type="float" office:value="41.34375" calcext:value-type="float">
            <text:p>4,13E+01</text:p>
          </table:table-cell>
          <table:table-cell office:value-type="float" office:value="0.00000000458804825348" calcext:value-type="float">
            <text:p>4,59E-09</text:p>
          </table:table-cell>
          <table:table-cell office:value-type="float" office:value="1.53481111532" calcext:value-type="float">
            <text:p>1,53E+00</text:p>
          </table:table-cell>
          <table:table-cell table:number-columns-repeated="6"/>
        </table:table-row>
        <table:table-row table:style-name="ro1">
          <table:table-cell office:value-type="float" office:value="0.00000206753611565" calcext:value-type="float">
            <text:p>2,07E-06</text:p>
          </table:table-cell>
          <table:table-cell office:value-type="float" office:value="0.00399503123481" calcext:value-type="float">
            <text:p>4,00E-03</text:p>
          </table:table-cell>
          <table:table-cell office:value-type="float" office:value="0.00000573135912418" calcext:value-type="float">
            <text:p>5,73E-06</text:p>
          </table:table-cell>
          <table:table-cell office:value-type="float" office:value="5153.64810753" calcext:value-type="float">
            <text:p>5,15E+0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,00E+00</text:p>
          </table:table-cell>
          <table:table-cell office:value-type="float" office:value="-0.000000163912773132" calcext:value-type="float">
            <text:p>-1,64E-07</text:p>
          </table:table-cell>
          <table:table-cell office:value-type="float" office:value="-1.75117704888" calcext:value-type="float">
            <text:p>-1,75E+00</text:p>
          </table:table-cell>
          <table:table-cell office:value-type="float" office:value="0.0000000335276126862" calcext:value-type="float">
            <text:p>3,35E-08</text:p>
          </table:table-cell>
          <table:table-cell table:number-columns-repeated="6"/>
        </table:table-row>
        <table:table-row table:style-name="ro1">
          <table:table-cell office:value-type="float" office:value="0.972732053189" calcext:value-type="float">
            <text:p>9,73E-01</text:p>
          </table:table-cell>
          <table:table-cell office:value-type="float" office:value="275.75" calcext:value-type="float">
            <text:p>2,76E+02</text:p>
          </table:table-cell>
          <table:table-cell office:value-type="float" office:value="0.942713470131" calcext:value-type="float">
            <text:p>9,43E-01</text:p>
          </table:table-cell>
          <table:table-cell office:value-type="float" office:value="-0.00000000817569769348" calcext:value-type="float">
            <text:p>-8,18E-09</text:p>
          </table:table-cell>
          <table:table-cell table:number-columns-repeated="6"/>
        </table:table-row>
        <table:table-row table:style-name="ro1">
          <table:table-cell office:value-type="float" office:value="0.00000000030751280914" calcext:value-type="float">
            <text:p>3,08E-10</text:p>
          </table:table-cell>
          <table:table-cell office:value-type="float" office:value="1" calcext:value-type="float">
            <text:p>1,00E+00</text:p>
          </table:table-cell>
          <table:table-cell office:value-type="float" office:value="2204" calcext:value-type="float">
            <text:p>2,20E+03</text:p>
          </table:table-cell>
          <table:table-cell office:value-type="float" office:value="0" calcext:value-type="float">
            <text:p>0,00E+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,00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.00000000186264514923" calcext:value-type="float">
            <text:p>1,86E-09</text:p>
          </table:table-cell>
          <table:table-cell office:value-type="float" office:value="103" calcext:value-type="float">
            <text:p>1,03E+02</text:p>
          </table:table-cell>
          <table:table-cell table:number-columns-repeated="6"/>
        </table:table-row>
        <table:table-row table:style-name="ro1">
          <table:table-cell office:value-type="float" office:value="-7200" calcext:value-type="float">
            <text:p>-7,20E+03</text:p>
          </table:table-cell>
          <table:table-cell table:style-name="ce1"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1"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G03</text:p>
          </table:table-cell>
          <table:table-cell office:value-type="float" office:value="2022" calcext:value-type="float">
            <text:p>2,02E+03</text:p>
          </table:table-cell>
          <table:table-cell office:value-type="float" office:value="4" calcext:value-type="float">
            <text:p>4,00E+0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-0.000190772581845" calcext:value-type="float">
            <text:p>-1,91E-04</text:p>
          </table:table-cell>
          <table:table-cell table:style-name="ce5" office:value-type="float" office:value="-0.00000000001591615728" calcext:value-type="float">
            <text:p>-1,59E-11</text:p>
          </table:table-cell>
          <table:table-cell table:style-name="ce5"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105" calcext:value-type="float">
            <text:p>1,05E+02</text:p>
          </table:table-cell>
          <table:table-cell office:value-type="float" office:value="42.40625" calcext:value-type="float">
            <text:p>4,24E+01</text:p>
          </table:table-cell>
          <table:table-cell office:value-type="float" office:value="0.00000000458269088747" calcext:value-type="float">
            <text:p>4,58E-09</text:p>
          </table:table-cell>
          <table:table-cell office:value-type="float" office:value="2.58527569515" calcext:value-type="float">
            <text:p>2,59E+00</text:p>
          </table:table-cell>
          <table:table-cell table:number-columns-repeated="6"/>
        </table:table-row>
        <table:table-row table:style-name="ro1">
          <table:table-cell office:value-type="float" office:value="0.0000020656734705" calcext:value-type="float">
            <text:p>2,07E-06</text:p>
          </table:table-cell>
          <table:table-cell office:value-type="float" office:value="0.00399570597801" calcext:value-type="float">
            <text:p>4,00E-03</text:p>
          </table:table-cell>
          <table:table-cell office:value-type="float" office:value="0.00000602938234806" calcext:value-type="float">
            <text:p>6,03E-06</text:p>
          </table:table-cell>
          <table:table-cell office:value-type="float" office:value="5153.64573479" calcext:value-type="float">
            <text:p>5,15E+03</text:p>
          </table:table-cell>
          <table:table-cell table:number-columns-repeated="6"/>
        </table:table-row>
        <table:table-row table:style-name="ro1">
          <table:table-cell office:value-type="float" office:value="7200" calcext:value-type="float">
            <text:p>7,20E+03</text:p>
          </table:table-cell>
          <table:table-cell office:value-type="float" office:value="-0.0000000428408384323" calcext:value-type="float">
            <text:p>-4,28E-08</text:p>
          </table:table-cell>
          <table:table-cell office:value-type="float" office:value="-1.75123550855" calcext:value-type="float">
            <text:p>-1,75E+00</text:p>
          </table:table-cell>
          <table:table-cell office:value-type="float" office:value="-0.0000000912696123123" calcext:value-type="float">
            <text:p>-9,13E-08</text:p>
          </table:table-cell>
          <table:table-cell table:number-columns-repeated="6"/>
        </table:table-row>
        <table:table-row table:style-name="ro1">
          <table:table-cell office:value-type="float" office:value="0.972735088744" calcext:value-type="float">
            <text:p>9,73E-01</text:p>
          </table:table-cell>
          <table:table-cell office:value-type="float" office:value="266.75" calcext:value-type="float">
            <text:p>2,67E+02</text:p>
          </table:table-cell>
          <table:table-cell office:value-type="float" office:value="0.942446614856" calcext:value-type="float">
            <text:p>9,42E-01</text:p>
          </table:table-cell>
          <table:table-cell office:value-type="float" office:value="-0.00000000802461997192" calcext:value-type="float">
            <text:p>-8,02E-09</text:p>
          </table:table-cell>
          <table:table-cell table:number-columns-repeated="6"/>
        </table:table-row>
        <table:table-row table:style-name="ro1">
          <table:table-cell office:value-type="float" office:value="0.00000000034037132069" calcext:value-type="float">
            <text:p>3,40E-10</text:p>
          </table:table-cell>
          <table:table-cell office:value-type="float" office:value="1" calcext:value-type="float">
            <text:p>1,00E+00</text:p>
          </table:table-cell>
          <table:table-cell office:value-type="float" office:value="2204" calcext:value-type="float">
            <text:p>2,20E+03</text:p>
          </table:table-cell>
          <table:table-cell office:value-type="float" office:value="0" calcext:value-type="float">
            <text:p>0,00E+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,00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.00000000186264514923" calcext:value-type="float">
            <text:p>1,86E-09</text:p>
          </table:table-cell>
          <table:table-cell office:value-type="float" office:value="105" calcext:value-type="float">
            <text:p>1,05E+0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,00E+00</text:p>
          </table:table-cell>
          <table:table-cell table:style-name="ce1"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1"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G03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-0.000190887134522" calcext:value-type="float">
            <text:p>-1,91E-04</text:p>
          </table:table-cell>
          <table:table-cell table:style-name="ce5" office:value-type="float" office:value="-0.00000000001591615728" calcext:value-type="float">
            <text:p>-1,59E-11</text:p>
          </table:table-cell>
          <table:table-cell table:style-name="ce5"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106" calcext:value-type="float">
            <text:p>1,06E+02</text:p>
          </table:table-cell>
          <table:table-cell office:value-type="float" office:value="36.3125" calcext:value-type="float">
            <text:p>3,63E+01</text:p>
          </table:table-cell>
          <table:table-cell office:value-type="float" office:value="0.0000000047073389367" calcext:value-type="float">
            <text:p>4,71E-09</text:p>
          </table:table-cell>
          <table:table-cell office:value-type="float" office:value="-2.64769119156" calcext:value-type="float">
            <text:p>-2,65E+00</text:p>
          </table:table-cell>
          <table:table-cell table:number-columns-repeated="6"/>
        </table:table-row>
        <table:table-row table:style-name="ro1">
          <table:table-cell office:value-type="float" office:value="0.00000195391476154" calcext:value-type="float">
            <text:p>1,95E-06</text:p>
          </table:table-cell>
          <table:table-cell office:value-type="float" office:value="0.00399656558875" calcext:value-type="float">
            <text:p>4,00E-03</text:p>
          </table:table-cell>
          <table:table-cell office:value-type="float" office:value="0.00000606849789619" calcext:value-type="float">
            <text:p>6,07E-06</text:p>
          </table:table-cell>
          <table:table-cell office:value-type="float" office:value="5153.64411354" calcext:value-type="float">
            <text:p>5,15E+03</text:p>
          </table:table-cell>
          <table:table-cell table:number-columns-repeated="6"/>
        </table:table-row>
        <table:table-row table:style-name="ro1">
          <table:table-cell office:value-type="float" office:value="14400" calcext:value-type="float">
            <text:p>1,44E+04</text:p>
          </table:table-cell>
          <table:table-cell office:value-type="float" office:value="0.000000126659870148" calcext:value-type="float">
            <text:p>1,27E-07</text:p>
          </table:table-cell>
          <table:table-cell office:value-type="float" office:value="-1.75129416571" calcext:value-type="float">
            <text:p>-1,75E+00</text:p>
          </table:table-cell>
          <table:table-cell office:value-type="float" office:value="-0.00000009685754776" calcext:value-type="float">
            <text:p>-9,69E-08</text:p>
          </table:table-cell>
          <table:table-cell table:number-columns-repeated="6"/>
        </table:table-row>
        <table:table-row table:style-name="ro1">
          <table:table-cell office:value-type="float" office:value="0.972737602037" calcext:value-type="float">
            <text:p>9,73E-01</text:p>
          </table:table-cell>
          <table:table-cell office:value-type="float" office:value="267.5625" calcext:value-type="float">
            <text:p>2,68E+02</text:p>
          </table:table-cell>
          <table:table-cell office:value-type="float" office:value="0.942427969965" calcext:value-type="float">
            <text:p>9,42E-01</text:p>
          </table:table-cell>
          <table:table-cell office:value-type="float" office:value="-0.00000000810462330438" calcext:value-type="float">
            <text:p>-8,10E-09</text:p>
          </table:table-cell>
          <table:table-cell table:number-columns-repeated="6"/>
        </table:table-row>
        <table:table-row table:style-name="ro1">
          <table:table-cell office:value-type="float" office:value="0.00000000044930442962" calcext:value-type="float">
            <text:p>4,49E-10</text:p>
          </table:table-cell>
          <table:table-cell office:value-type="float" office:value="1" calcext:value-type="float">
            <text:p>1,00E+00</text:p>
          </table:table-cell>
          <table:table-cell office:value-type="float" office:value="2204" calcext:value-type="float">
            <text:p>2,20E+03</text:p>
          </table:table-cell>
          <table:table-cell office:value-type="float" office:value="0" calcext:value-type="float">
            <text:p>0,00E+00</text:p>
          </table:table-cell>
          <table:table-cell table:number-columns-repeated="6"/>
        </table:table-row>
        <table:table-row table:style-name="ro1">
          <table:table-cell office:value-type="float" office:value="2.8" calcext:value-type="float">
            <text:p>2,80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.00000000186264514923" calcext:value-type="float">
            <text:p>1,86E-09</text:p>
          </table:table-cell>
          <table:table-cell office:value-type="float" office:value="106" calcext:value-type="float">
            <text:p>1,06E+02</text:p>
          </table:table-cell>
          <table:table-cell table:number-columns-repeated="6"/>
        </table:table-row>
        <table:table-row table:style-name="ro1">
          <table:table-cell office:value-type="float" office:value="7200" calcext:value-type="float">
            <text:p>7,20E+03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1"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G03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-0.000191001687199" calcext:value-type="float">
            <text:p>-1,91E-04</text:p>
          </table:table-cell>
          <table:table-cell table:style-name="ce5" office:value-type="float" office:value="-0.00000000001591615728" calcext:value-type="float">
            <text:p>-1,59E-11</text:p>
          </table:table-cell>
          <table:table-cell table:style-name="ce5"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108" calcext:value-type="float">
            <text:p>1,08E+02</text:p>
          </table:table-cell>
          <table:table-cell office:value-type="float" office:value="38.34375" calcext:value-type="float">
            <text:p>3,83E+01</text:p>
          </table:table-cell>
          <table:table-cell office:value-type="float" office:value="0.00000000474841207614" calcext:value-type="float">
            <text:p>4,75E-09</text:p>
          </table:table-cell>
          <table:table-cell office:value-type="float" office:value="-1.59760035218" calcext:value-type="float">
            <text:p>-1,60E+00</text:p>
          </table:table-cell>
          <table:table-cell table:number-columns-repeated="6"/>
        </table:table-row>
        <table:table-row table:style-name="ro1">
          <table:table-cell office:value-type="float" office:value="0.00000203959643841" calcext:value-type="float">
            <text:p>2,04E-06</text:p>
          </table:table-cell>
          <table:table-cell office:value-type="float" office:value="0.00399691984057" calcext:value-type="float">
            <text:p>4,00E-03</text:p>
          </table:table-cell>
          <table:table-cell office:value-type="float" office:value="0.00000600703060627" calcext:value-type="float">
            <text:p>6,01E-06</text:p>
          </table:table-cell>
          <table:table-cell office:value-type="float" office:value="5153.64306068" calcext:value-type="float">
            <text:p>5,15E+03</text:p>
          </table:table-cell>
          <table:table-cell table:number-columns-repeated="6"/>
        </table:table-row>
        <table:table-row table:style-name="ro1">
          <table:table-cell office:value-type="float" office:value="21600" calcext:value-type="float">
            <text:p>2,16E+04</text:p>
          </table:table-cell>
          <table:table-cell office:value-type="float" office:value="0.000000104308128357" calcext:value-type="float">
            <text:p>1,04E-07</text:p>
          </table:table-cell>
          <table:table-cell office:value-type="float" office:value="-1.75135273071" calcext:value-type="float">
            <text:p>-1,75E+00</text:p>
          </table:table-cell>
          <table:table-cell office:value-type="float" office:value="0.00000000931322574616" calcext:value-type="float">
            <text:p>9,31E-09</text:p>
          </table:table-cell>
          <table:table-cell table:number-columns-repeated="6"/>
        </table:table-row>
        <table:table-row table:style-name="ro1">
          <table:table-cell office:value-type="float" office:value="0.972741168631" calcext:value-type="float">
            <text:p>9,73E-01</text:p>
          </table:table-cell>
          <table:table-cell office:value-type="float" office:value="271.15625" calcext:value-type="float">
            <text:p>2,71E+02</text:p>
          </table:table-cell>
          <table:table-cell office:value-type="float" office:value="0.942538212545" calcext:value-type="float">
            <text:p>9,43E-01</text:p>
          </table:table-cell>
          <table:table-cell office:value-type="float" office:value="-0.00000000810390898891" calcext:value-type="float">
            <text:p>-8,10E-09</text:p>
          </table:table-cell>
          <table:table-cell table:number-columns-repeated="6"/>
        </table:table-row>
        <table:table-row table:style-name="ro1">
          <table:table-cell office:value-type="float" office:value="0.00000000050573535162" calcext:value-type="float">
            <text:p>5,06E-10</text:p>
          </table:table-cell>
          <table:table-cell office:value-type="float" office:value="1" calcext:value-type="float">
            <text:p>1,00E+00</text:p>
          </table:table-cell>
          <table:table-cell office:value-type="float" office:value="2204" calcext:value-type="float">
            <text:p>2,20E+03</text:p>
          </table:table-cell>
          <table:table-cell office:value-type="float" office:value="0" calcext:value-type="float">
            <text:p>0,00E+00</text:p>
          </table:table-cell>
          <table:table-cell table:number-columns-repeated="6"/>
        </table:table-row>
        <table:table-row table:style-name="ro1">
          <table:table-cell office:value-type="float" office:value="2.8" calcext:value-type="float">
            <text:p>2,80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.00000000186264514923" calcext:value-type="float">
            <text:p>1,86E-09</text:p>
          </table:table-cell>
          <table:table-cell office:value-type="float" office:value="108" calcext:value-type="float">
            <text:p>1,08E+02</text:p>
          </table:table-cell>
          <table:table-cell table:number-columns-repeated="6"/>
        </table:table-row>
        <table:table-row table:style-name="ro1">
          <table:table-cell office:value-type="float" office:value="14400" calcext:value-type="float">
            <text:p>1,44E+04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G03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table:style-name="ce5" office:value-type="float" office:value="-0.000191115774214" calcext:value-type="float">
            <text:p>-1,91E-04</text:p>
          </table:table-cell>
          <table:table-cell table:style-name="ce5" office:value-type="float" office:value="-0.00000000001591615728" calcext:value-type="float">
            <text:p>-1,59E-11</text:p>
          </table:table-cell>
          <table:table-cell table:style-name="ce5"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3" calcext:value-type="float">
            <text:p>3,00E+00</text:p>
          </table:table-cell>
          <table:table-cell office:value-type="float" office:value="37.65625" calcext:value-type="float">
            <text:p>3,77E+01</text:p>
          </table:table-cell>
          <table:table-cell office:value-type="float" office:value="0.00000000474626912973" calcext:value-type="float">
            <text:p>4,75E-09</text:p>
          </table:table-cell>
          <table:table-cell office:value-type="float" office:value="-0.549629945265" calcext:value-type="float">
            <text:p>-5,50E-01</text:p>
          </table:table-cell>
          <table:table-cell table:number-columns-repeated="6"/>
        </table:table-row>
        <table:table-row table:style-name="ro1">
          <table:table-cell office:value-type="float" office:value="0.00000204890966415" calcext:value-type="float">
            <text:p>2,05E-06</text:p>
          </table:table-cell>
          <table:table-cell office:value-type="float" office:value="0.00399716536049" calcext:value-type="float">
            <text:p>4,00E-03</text:p>
          </table:table-cell>
          <table:table-cell office:value-type="float" office:value="0.00000601261854172" calcext:value-type="float">
            <text:p>6,01E-06</text:p>
          </table:table-cell>
          <table:table-cell office:value-type="float" office:value="5153.64396095" calcext:value-type="float">
            <text:p>5,15E+03</text:p>
          </table:table-cell>
          <table:table-cell table:number-columns-repeated="6"/>
        </table:table-row>
        <table:table-row table:style-name="ro1">
          <table:table-cell office:value-type="float" office:value="28784" calcext:value-type="float">
            <text:p>2,88E+04</text:p>
          </table:table-cell>
          <table:table-cell office:value-type="float" office:value="0.0000000167638063431" calcext:value-type="float">
            <text:p>1,68E-08</text:p>
          </table:table-cell>
          <table:table-cell office:value-type="float" office:value="-1.75141119769" calcext:value-type="float">
            <text:p>-1,75E+00</text:p>
          </table:table-cell>
          <table:table-cell office:value-type="float" office:value="0.0000000670552253723" calcext:value-type="float">
            <text:p>6,71E-08</text:p>
          </table:table-cell>
          <table:table-cell table:number-columns-repeated="6"/>
        </table:table-row>
        <table:table-row table:style-name="ro1">
          <table:table-cell office:value-type="float" office:value="0.972744270018" calcext:value-type="float">
            <text:p>9,73E-01</text:p>
          </table:table-cell>
          <table:table-cell office:value-type="float" office:value="274.53125" calcext:value-type="float">
            <text:p>2,75E+02</text:p>
          </table:table-cell>
          <table:table-cell office:value-type="float" office:value="0.942434993435" calcext:value-type="float">
            <text:p>9,42E-01</text:p>
          </table:table-cell>
          <table:table-cell office:value-type="float" office:value="-0.00000000820498462769" calcext:value-type="float">
            <text:p>-8,20E-09</text:p>
          </table:table-cell>
          <table:table-cell table:number-columns-repeated="6"/>
        </table:table-row>
        <table:table-row table:style-name="ro1">
          <table:table-cell office:value-type="float" office:value="0.00000000049002041132" calcext:value-type="float">
            <text:p>4,90E-10</text:p>
          </table:table-cell>
          <table:table-cell office:value-type="float" office:value="1" calcext:value-type="float">
            <text:p>1,00E+00</text:p>
          </table:table-cell>
          <table:table-cell office:value-type="float" office:value="2204" calcext:value-type="float">
            <text:p>2,20E+03</text:p>
          </table:table-cell>
          <table:table-cell office:value-type="float" office:value="0" calcext:value-type="float">
            <text:p>0,00E+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,00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.00000000186264514923" calcext:value-type="float">
            <text:p>1,86E-09</text:p>
          </table:table-cell>
          <table:table-cell office:value-type="float" office:value="3" calcext:value-type="float">
            <text:p>3,00E+00</text:p>
          </table:table-cell>
          <table:table-cell table:number-columns-repeated="6"/>
        </table:table-row>
        <table:table-row table:style-name="ro1">
          <table:table-cell office:value-type="float" office:value="22140" calcext:value-type="float">
            <text:p>2,21E+04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G03</text:p>
          </table:table-cell>
          <table:table-cell office:value-type="float" office:value="2022" calcext:value-type="float">
            <text:p>2,02E+03</text:p>
          </table:table-cell>
          <table:table-cell office:value-type="float" office:value="4" calcext:value-type="float">
            <text:p>4,00E+0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-0.000191115774214" calcext:value-type="float">
            <text:p>-1,91E-04</text:p>
          </table:table-cell>
          <table:table-cell table:style-name="ce5" office:value-type="float" office:value="-0.00000000001591615728" calcext:value-type="float">
            <text:p>-1,59E-11</text:p>
          </table:table-cell>
          <table:table-cell table:style-name="ce5"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109" calcext:value-type="float">
            <text:p>1,09E+02</text:p>
          </table:table-cell>
          <table:table-cell office:value-type="float" office:value="37.65625" calcext:value-type="float">
            <text:p>3,77E+01</text:p>
          </table:table-cell>
          <table:table-cell office:value-type="float" office:value="0.000000004745911972" calcext:value-type="float">
            <text:p>4,75E-09</text:p>
          </table:table-cell>
          <table:table-cell office:value-type="float" office:value="-0.547295647346" calcext:value-type="float">
            <text:p>-5,47E-01</text:p>
          </table:table-cell>
          <table:table-cell table:number-columns-repeated="6"/>
        </table:table-row>
        <table:table-row table:style-name="ro1">
          <table:table-cell office:value-type="float" office:value="0.00000204890966415" calcext:value-type="float">
            <text:p>2,05E-06</text:p>
          </table:table-cell>
          <table:table-cell office:value-type="float" office:value="0.00399715953972" calcext:value-type="float">
            <text:p>4,00E-03</text:p>
          </table:table-cell>
          <table:table-cell office:value-type="float" office:value="0.00000601261854172" calcext:value-type="float">
            <text:p>6,01E-06</text:p>
          </table:table-cell>
          <table:table-cell office:value-type="float" office:value="5153.64396477" calcext:value-type="float">
            <text:p>5,15E+03</text:p>
          </table:table-cell>
          <table:table-cell table:number-columns-repeated="6"/>
        </table:table-row>
        <table:table-row table:style-name="ro1">
          <table:table-cell office:value-type="float" office:value="28800" calcext:value-type="float">
            <text:p>2,88E+04</text:p>
          </table:table-cell>
          <table:table-cell office:value-type="float" office:value="0.0000000167638063431" calcext:value-type="float">
            <text:p>1,68E-08</text:p>
          </table:table-cell>
          <table:table-cell office:value-type="float" office:value="-1.75141134691" calcext:value-type="float">
            <text:p>-1,75E+00</text:p>
          </table:table-cell>
          <table:table-cell office:value-type="float" office:value="0.0000000670552253723" calcext:value-type="float">
            <text:p>6,71E-08</text:p>
          </table:table-cell>
          <table:table-cell table:number-columns-repeated="6"/>
        </table:table-row>
        <table:table-row table:style-name="ro1">
          <table:table-cell office:value-type="float" office:value="0.972744290498" calcext:value-type="float">
            <text:p>9,73E-01</text:p>
          </table:table-cell>
          <table:table-cell office:value-type="float" office:value="274.53125" calcext:value-type="float">
            <text:p>2,75E+02</text:p>
          </table:table-cell>
          <table:table-cell office:value-type="float" office:value="0.942434474099" calcext:value-type="float">
            <text:p>9,42E-01</text:p>
          </table:table-cell>
          <table:table-cell office:value-type="float" office:value="-0.00000000820498462769" calcext:value-type="float">
            <text:p>-8,20E-09</text:p>
          </table:table-cell>
          <table:table-cell table:number-columns-repeated="6"/>
        </table:table-row>
        <table:table-row table:style-name="ro1">
          <table:table-cell office:value-type="float" office:value="0.00000000049037756905" calcext:value-type="float">
            <text:p>4,90E-10</text:p>
          </table:table-cell>
          <table:table-cell office:value-type="float" office:value="1" calcext:value-type="float">
            <text:p>1,00E+00</text:p>
          </table:table-cell>
          <table:table-cell office:value-type="float" office:value="2204" calcext:value-type="float">
            <text:p>2,20E+03</text:p>
          </table:table-cell>
          <table:table-cell office:value-type="float" office:value="0" calcext:value-type="float">
            <text:p>0,00E+00</text:p>
          </table:table-cell>
          <table:table-cell table:number-columns-repeated="6"/>
        </table:table-row>
        <table:table-row table:style-name="ro1">
          <table:table-cell office:value-type="float" office:value="2.8" calcext:value-type="float">
            <text:p>2,80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.00000000186264514923" calcext:value-type="float">
            <text:p>1,86E-09</text:p>
          </table:table-cell>
          <table:table-cell office:value-type="float" office:value="109" calcext:value-type="float">
            <text:p>1,09E+02</text:p>
          </table:table-cell>
          <table:table-cell table:number-columns-repeated="6"/>
        </table:table-row>
        <table:table-row table:style-name="ro1">
          <table:table-cell office:value-type="float" office:value="21600" calcext:value-type="float">
            <text:p>2,16E+04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G03</text:p>
          </table:table-cell>
          <table:table-cell office:value-type="float" office:value="2022" calcext:value-type="float">
            <text:p>2,02E+03</text:p>
          </table:table-cell>
          <table:table-cell office:value-type="float" office:value="4" calcext:value-type="float">
            <text:p>4,00E+0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table:style-name="ce5" office:value-type="float" office:value="-0.000191230326891" calcext:value-type="float">
            <text:p>-1,91E-04</text:p>
          </table:table-cell>
          <table:table-cell table:style-name="ce5" office:value-type="float" office:value="-0.00000000001591615728" calcext:value-type="float">
            <text:p>-1,59E-11</text:p>
          </table:table-cell>
          <table:table-cell table:style-name="ce5"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12" calcext:value-type="float">
            <text:p>1,20E+01</text:p>
          </table:table-cell>
          <table:table-cell office:value-type="float" office:value="42.8125" calcext:value-type="float">
            <text:p>4,28E+01</text:p>
          </table:table-cell>
          <table:table-cell office:value-type="float" office:value="0.00000000462662128878" calcext:value-type="float">
            <text:p>4,63E-09</text:p>
          </table:table-cell>
          <table:table-cell office:value-type="float" office:value="0.500549709333" calcext:value-type="float">
            <text:p>5,01E-01</text:p>
          </table:table-cell>
          <table:table-cell table:number-columns-repeated="6"/>
        </table:table-row>
        <table:table-row table:style-name="ro1">
          <table:table-cell office:value-type="float" office:value="0.00000197999179363" calcext:value-type="float">
            <text:p>1,98E-06</text:p>
          </table:table-cell>
          <table:table-cell office:value-type="float" office:value="0.00399799470324" calcext:value-type="float">
            <text:p>4,00E-03</text:p>
          </table:table-cell>
          <table:table-cell office:value-type="float" office:value="0.00000602565705776" calcext:value-type="float">
            <text:p>6,03E-06</text:p>
          </table:table-cell>
          <table:table-cell office:value-type="float" office:value="5153.64554215" calcext:value-type="float">
            <text:p>5,15E+03</text:p>
          </table:table-cell>
          <table:table-cell table:number-columns-repeated="6"/>
        </table:table-row>
        <table:table-row table:style-name="ro1">
          <table:table-cell office:value-type="float" office:value="35984" calcext:value-type="float">
            <text:p>3,60E+04</text:p>
          </table:table-cell>
          <table:table-cell office:value-type="float" office:value="-0.0000000186264514923" calcext:value-type="float">
            <text:p>-1,86E-08</text:p>
          </table:table-cell>
          <table:table-cell office:value-type="float" office:value="-1.75147015914" calcext:value-type="float">
            <text:p>-1,75E+00</text:p>
          </table:table-cell>
          <table:table-cell office:value-type="float" office:value="0.0000000577419996262" calcext:value-type="float">
            <text:p>5,77E-08</text:p>
          </table:table-cell>
          <table:table-cell table:number-columns-repeated="6"/>
        </table:table-row>
        <table:table-row table:style-name="ro1">
          <table:table-cell office:value-type="float" office:value="0.972747779558" calcext:value-type="float">
            <text:p>9,73E-01</text:p>
          </table:table-cell>
          <table:table-cell office:value-type="float" office:value="271.5625" calcext:value-type="float">
            <text:p>2,72E+02</text:p>
          </table:table-cell>
          <table:table-cell office:value-type="float" office:value="0.942455266553" calcext:value-type="float">
            <text:p>9,42E-01</text:p>
          </table:table-cell>
          <table:table-cell office:value-type="float" office:value="-0.00000000819498421113" calcext:value-type="float">
            <text:p>-8,19E-09</text:p>
          </table:table-cell>
          <table:table-cell table:number-columns-repeated="6"/>
        </table:table-row>
        <table:table-row table:style-name="ro1">
          <table:table-cell office:value-type="float" office:value="0.00000000047109105141" calcext:value-type="float">
            <text:p>4,71E-10</text:p>
          </table:table-cell>
          <table:table-cell office:value-type="float" office:value="1" calcext:value-type="float">
            <text:p>1,00E+00</text:p>
          </table:table-cell>
          <table:table-cell office:value-type="float" office:value="2204" calcext:value-type="float">
            <text:p>2,20E+03</text:p>
          </table:table-cell>
          <table:table-cell office:value-type="float" office:value="0" calcext:value-type="float">
            <text:p>0,00E+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,00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.00000000186264514923" calcext:value-type="float">
            <text:p>1,86E-09</text:p>
          </table:table-cell>
          <table:table-cell office:value-type="float" office:value="12" calcext:value-type="float">
            <text:p>1,20E+01</text:p>
          </table:table-cell>
          <table:table-cell table:number-columns-repeated="6"/>
        </table:table-row>
        <table:table-row table:style-name="ro1">
          <table:table-cell office:value-type="float" office:value="28800" calcext:value-type="float">
            <text:p>2,88E+04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G03</text:p>
          </table:table-cell>
          <table:table-cell office:value-type="float" office:value="2022" calcext:value-type="float">
            <text:p>2,02E+03</text:p>
          </table:table-cell>
          <table:table-cell office:value-type="float" office:value="4" calcext:value-type="float">
            <text:p>4,00E+0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-0.000191344413906" calcext:value-type="float">
            <text:p>-1,91E-04</text:p>
          </table:table-cell>
          <table:table-cell table:style-name="ce5" office:value-type="float" office:value="-0.00000000001580247044" calcext:value-type="float">
            <text:p>-1,58E-11</text:p>
          </table:table-cell>
          <table:table-cell table:style-name="ce5"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13" calcext:value-type="float">
            <text:p>1,30E+01</text:p>
          </table:table-cell>
          <table:table-cell office:value-type="float" office:value="37.4375" calcext:value-type="float">
            <text:p>3,74E+01</text:p>
          </table:table-cell>
          <table:table-cell office:value-type="float" office:value="0.00000000447554356721" calcext:value-type="float">
            <text:p>4,48E-09</text:p>
          </table:table-cell>
          <table:table-cell office:value-type="float" office:value="1.55282866747" calcext:value-type="float">
            <text:p>1,55E+00</text:p>
          </table:table-cell>
          <table:table-cell table:number-columns-repeated="6"/>
        </table:table-row>
        <table:table-row table:style-name="ro1">
          <table:table-cell office:value-type="float" office:value="0.00000191852450371" calcext:value-type="float">
            <text:p>1,92E-06</text:p>
          </table:table-cell>
          <table:table-cell office:value-type="float" office:value="0.00399870821275" calcext:value-type="float">
            <text:p>4,00E-03</text:p>
          </table:table-cell>
          <table:table-cell office:value-type="float" office:value="0.00000612996518612" calcext:value-type="float">
            <text:p>6,13E-06</text:p>
          </table:table-cell>
          <table:table-cell office:value-type="float" office:value="5153.64788246" calcext:value-type="float">
            <text:p>5,15E+03</text:p>
          </table:table-cell>
          <table:table-cell table:number-columns-repeated="6"/>
        </table:table-row>
        <table:table-row table:style-name="ro1">
          <table:table-cell office:value-type="float" office:value="43200" calcext:value-type="float">
            <text:p>4,32E+04</text:p>
          </table:table-cell>
          <table:table-cell office:value-type="float" office:value="-0.000000135973095894" calcext:value-type="float">
            <text:p>-1,36E-07</text:p>
          </table:table-cell>
          <table:table-cell office:value-type="float" office:value="-1.75152958142" calcext:value-type="float">
            <text:p>-1,75E+00</text:p>
          </table:table-cell>
          <table:table-cell office:value-type="float" office:value="0.0000000223517417908" calcext:value-type="float">
            <text:p>2,24E-08</text:p>
          </table:table-cell>
          <table:table-cell table:number-columns-repeated="6"/>
        </table:table-row>
        <table:table-row table:style-name="ro1">
          <table:table-cell office:value-type="float" office:value="0.972751499759" calcext:value-type="float">
            <text:p>9,73E-01</text:p>
          </table:table-cell>
          <table:table-cell office:value-type="float" office:value="264.5625" calcext:value-type="float">
            <text:p>2,65E+02</text:p>
          </table:table-cell>
          <table:table-cell office:value-type="float" office:value="0.942707845211" calcext:value-type="float">
            <text:p>9,43E-01</text:p>
          </table:table-cell>
          <table:table-cell office:value-type="float" office:value="-0.00000000813676750045" calcext:value-type="float">
            <text:p>-8,14E-09</text:p>
          </table:table-cell>
          <table:table-cell table:number-columns-repeated="6"/>
        </table:table-row>
        <table:table-row table:style-name="ro1">
          <table:table-cell office:value-type="float" office:value="0.0000000005400224941" calcext:value-type="float">
            <text:p>5,40E-10</text:p>
          </table:table-cell>
          <table:table-cell office:value-type="float" office:value="1" calcext:value-type="float">
            <text:p>1,00E+00</text:p>
          </table:table-cell>
          <table:table-cell office:value-type="float" office:value="2204" calcext:value-type="float">
            <text:p>2,20E+03</text:p>
          </table:table-cell>
          <table:table-cell office:value-type="float" office:value="0" calcext:value-type="float">
            <text:p>0,00E+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,00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.00000000186264514923" calcext:value-type="float">
            <text:p>1,86E-09</text:p>
          </table:table-cell>
          <table:table-cell office:value-type="float" office:value="13" calcext:value-type="float">
            <text:p>1,30E+01</text:p>
          </table:table-cell>
          <table:table-cell table:number-columns-repeated="6"/>
        </table:table-row>
        <table:table-row table:style-name="ro1">
          <table:table-cell office:value-type="float" office:value="36000" calcext:value-type="float">
            <text:p>3,60E+04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G03</text:p>
          </table:table-cell>
          <table:table-cell office:value-type="float" office:value="2022" calcext:value-type="float">
            <text:p>2,02E+03</text:p>
          </table:table-cell>
          <table:table-cell office:value-type="float" office:value="4" calcext:value-type="float">
            <text:p>4,00E+0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-0.000191458500922" calcext:value-type="float">
            <text:p>-1,91E-04</text:p>
          </table:table-cell>
          <table:table-cell table:style-name="ce5" office:value-type="float" office:value="-0.00000000001580247044" calcext:value-type="float">
            <text:p>-1,58E-11</text:p>
          </table:table-cell>
          <table:table-cell table:style-name="ce5"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14" calcext:value-type="float">
            <text:p>1,40E+01</text:p>
          </table:table-cell>
          <table:table-cell office:value-type="float" office:value="36.5" calcext:value-type="float">
            <text:p>3,65E+01</text:p>
          </table:table-cell>
          <table:table-cell office:value-type="float" office:value="0.00000000434160941689" calcext:value-type="float">
            <text:p>4,34E-09</text:p>
          </table:table-cell>
          <table:table-cell office:value-type="float" office:value="2.60321111177" calcext:value-type="float">
            <text:p>2,60E+00</text:p>
          </table:table-cell>
          <table:table-cell table:number-columns-repeated="6"/>
        </table:table-row>
        <table:table-row table:style-name="ro1">
          <table:table-cell office:value-type="float" office:value="0.0000019408762455" calcext:value-type="float">
            <text:p>1,94E-06</text:p>
          </table:table-cell>
          <table:table-cell office:value-type="float" office:value="0.00399932498112" calcext:value-type="float">
            <text:p>4,00E-03</text:p>
          </table:table-cell>
          <table:table-cell office:value-type="float" office:value="0.0000066701322794" calcext:value-type="float">
            <text:p>6,67E-06</text:p>
          </table:table-cell>
          <table:table-cell office:value-type="float" office:value="5153.64608574" calcext:value-type="float">
            <text:p>5,15E+03</text:p>
          </table:table-cell>
          <table:table-cell table:number-columns-repeated="6"/>
        </table:table-row>
        <table:table-row table:style-name="ro1">
          <table:table-cell office:value-type="float" office:value="50400" calcext:value-type="float">
            <text:p>5,04E+04</text:p>
          </table:table-cell>
          <table:table-cell office:value-type="float" office:value="0.0000000521540641785" calcext:value-type="float">
            <text:p>5,22E-08</text:p>
          </table:table-cell>
          <table:table-cell office:value-type="float" office:value="-1.75158758904" calcext:value-type="float">
            <text:p>-1,75E+00</text:p>
          </table:table-cell>
          <table:table-cell office:value-type="float" office:value="-0.00000007264316082" calcext:value-type="float">
            <text:p>-7,26E-08</text:p>
          </table:table-cell>
          <table:table-cell table:number-columns-repeated="6"/>
        </table:table-row>
        <table:table-row table:style-name="ro1">
          <table:table-cell office:value-type="float" office:value="0.97275643857" calcext:value-type="float">
            <text:p>9,73E-01</text:p>
          </table:table-cell>
          <table:table-cell office:value-type="float" office:value="257.4375" calcext:value-type="float">
            <text:p>2,57E+02</text:p>
          </table:table-cell>
          <table:table-cell office:value-type="float" office:value="0.942521684497" calcext:value-type="float">
            <text:p>9,43E-01</text:p>
          </table:table-cell>
          <table:table-cell office:value-type="float" office:value="-0.00000000793140180329" calcext:value-type="float">
            <text:p>-7,93E-09</text:p>
          </table:table-cell>
          <table:table-cell table:number-columns-repeated="6"/>
        </table:table-row>
        <table:table-row table:style-name="ro1">
          <table:table-cell office:value-type="float" office:value="0.00000000056645216644" calcext:value-type="float">
            <text:p>5,66E-10</text:p>
          </table:table-cell>
          <table:table-cell office:value-type="float" office:value="1" calcext:value-type="float">
            <text:p>1,00E+00</text:p>
          </table:table-cell>
          <table:table-cell office:value-type="float" office:value="2204" calcext:value-type="float">
            <text:p>2,20E+03</text:p>
          </table:table-cell>
          <table:table-cell office:value-type="float" office:value="0" calcext:value-type="float">
            <text:p>0,00E+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,00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.00000000186264514923" calcext:value-type="float">
            <text:p>1,86E-09</text:p>
          </table:table-cell>
          <table:table-cell office:value-type="float" office:value="14" calcext:value-type="float">
            <text:p>1,40E+01</text:p>
          </table:table-cell>
          <table:table-cell table:number-columns-repeated="6"/>
        </table:table-row>
        <table:table-row table:style-name="ro1">
          <table:table-cell office:value-type="float" office:value="43200" calcext:value-type="float">
            <text:p>4,32E+04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G03</text:p>
          </table:table-cell>
          <table:table-cell office:value-type="float" office:value="2022" calcext:value-type="float">
            <text:p>2,02E+03</text:p>
          </table:table-cell>
          <table:table-cell office:value-type="float" office:value="4" calcext:value-type="float">
            <text:p>4,00E+0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-0.000191573053598" calcext:value-type="float">
            <text:p>-1,92E-04</text:p>
          </table:table-cell>
          <table:table-cell table:style-name="ce5" office:value-type="float" office:value="-0.00000000001580247044" calcext:value-type="float">
            <text:p>-1,58E-11</text:p>
          </table:table-cell>
          <table:table-cell table:style-name="ce5"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15" calcext:value-type="float">
            <text:p>1,50E+01</text:p>
          </table:table-cell>
          <table:table-cell office:value-type="float" office:value="30.6875" calcext:value-type="float">
            <text:p>3,07E+01</text:p>
          </table:table-cell>
          <table:table-cell office:value-type="float" office:value="0.000000004333394789" calcext:value-type="float">
            <text:p>4,33E-09</text:p>
          </table:table-cell>
          <table:table-cell office:value-type="float" office:value="-2.62973301048" calcext:value-type="float">
            <text:p>-2,63E+00</text:p>
          </table:table-cell>
          <table:table-cell table:number-columns-repeated="6"/>
        </table:table-row>
        <table:table-row table:style-name="ro1">
          <table:table-cell office:value-type="float" office:value="0.00000164285302162" calcext:value-type="float">
            <text:p>1,64E-06</text:p>
          </table:table-cell>
          <table:table-cell office:value-type="float" office:value="0.00400007585995" calcext:value-type="float">
            <text:p>4,00E-03</text:p>
          </table:table-cell>
          <table:table-cell office:value-type="float" office:value="0.00000672601163387" calcext:value-type="float">
            <text:p>6,73E-06</text:p>
          </table:table-cell>
          <table:table-cell office:value-type="float" office:value="5153.64466476" calcext:value-type="float">
            <text:p>5,15E+03</text:p>
          </table:table-cell>
          <table:table-cell table:number-columns-repeated="6"/>
        </table:table-row>
        <table:table-row table:style-name="ro1">
          <table:table-cell office:value-type="float" office:value="57600" calcext:value-type="float">
            <text:p>5,76E+04</text:p>
          </table:table-cell>
          <table:table-cell office:value-type="float" office:value="-0.0000000130385160446" calcext:value-type="float">
            <text:p>-1,30E-08</text:p>
          </table:table-cell>
          <table:table-cell office:value-type="float" office:value="-1.75164411327" calcext:value-type="float">
            <text:p>-1,75E+00</text:p>
          </table:table-cell>
          <table:table-cell office:value-type="float" office:value="-0.0000000223517417908" calcext:value-type="float">
            <text:p>-2,24E-08</text:p>
          </table:table-cell>
          <table:table-cell table:number-columns-repeated="6"/>
        </table:table-row>
        <table:table-row table:style-name="ro1">
          <table:table-cell office:value-type="float" office:value="0.972760501094" calcext:value-type="float">
            <text:p>9,73E-01</text:p>
          </table:table-cell>
          <table:table-cell office:value-type="float" office:value="256.53125" calcext:value-type="float">
            <text:p>2,57E+02</text:p>
          </table:table-cell>
          <table:table-cell office:value-type="float" office:value="0.942477401967" calcext:value-type="float">
            <text:p>9,42E-01</text:p>
          </table:table-cell>
          <table:table-cell office:value-type="float" office:value="-0.00000000787604235449" calcext:value-type="float">
            <text:p>-7,88E-09</text:p>
          </table:table-cell>
          <table:table-cell table:number-columns-repeated="6"/>
        </table:table-row>
        <table:table-row table:style-name="ro1">
          <table:table-cell office:value-type="float" office:value="0.00000000051502145271" calcext:value-type="float">
            <text:p>5,15E-10</text:p>
          </table:table-cell>
          <table:table-cell office:value-type="float" office:value="1" calcext:value-type="float">
            <text:p>1,00E+00</text:p>
          </table:table-cell>
          <table:table-cell office:value-type="float" office:value="2204" calcext:value-type="float">
            <text:p>2,20E+03</text:p>
          </table:table-cell>
          <table:table-cell office:value-type="float" office:value="0" calcext:value-type="float">
            <text:p>0,00E+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,00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.00000000186264514923" calcext:value-type="float">
            <text:p>1,86E-09</text:p>
          </table:table-cell>
          <table:table-cell office:value-type="float" office:value="15" calcext:value-type="float">
            <text:p>1,50E+01</text:p>
          </table:table-cell>
          <table:table-cell table:number-columns-repeated="6"/>
        </table:table-row>
        <table:table-row table:style-name="ro1">
          <table:table-cell office:value-type="float" office:value="50400" calcext:value-type="float">
            <text:p>5,04E+04</text:p>
          </table:table-cell>
          <table:table-cell table:style-name="ce1"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G03</text:p>
          </table:table-cell>
          <table:table-cell office:value-type="float" office:value="2022" calcext:value-type="float">
            <text:p>2,02E+03</text:p>
          </table:table-cell>
          <table:table-cell office:value-type="float" office:value="4" calcext:value-type="float">
            <text:p>4,00E+0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-0.000191687140614" calcext:value-type="float">
            <text:p>-1,92E-04</text:p>
          </table:table-cell>
          <table:table-cell table:style-name="ce5" office:value-type="float" office:value="-0.00000000001580247044" calcext:value-type="float">
            <text:p>-1,58E-11</text:p>
          </table:table-cell>
          <table:table-cell table:style-name="ce5"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16" calcext:value-type="float">
            <text:p>1,60E+01</text:p>
          </table:table-cell>
          <table:table-cell office:value-type="float" office:value="32.1875" calcext:value-type="float">
            <text:p>3,22E+01</text:p>
          </table:table-cell>
          <table:table-cell office:value-type="float" office:value="0.00000000440196907397" calcext:value-type="float">
            <text:p>4,40E-09</text:p>
          </table:table-cell>
          <table:table-cell office:value-type="float" office:value="-1.57957816404" calcext:value-type="float">
            <text:p>-1,58E+00</text:p>
          </table:table-cell>
          <table:table-cell table:number-columns-repeated="6"/>
        </table:table-row>
        <table:table-row table:style-name="ro1">
          <table:table-cell office:value-type="float" office:value="0.00000165402889252" calcext:value-type="float">
            <text:p>1,65E-06</text:p>
          </table:table-cell>
          <table:table-cell office:value-type="float" office:value="0.00400010251906" calcext:value-type="float">
            <text:p>4,00E-03</text:p>
          </table:table-cell>
          <table:table-cell office:value-type="float" office:value="0.00000675581395626" calcext:value-type="float">
            <text:p>6,76E-06</text:p>
          </table:table-cell>
          <table:table-cell office:value-type="float" office:value="5153.6443634" calcext:value-type="float">
            <text:p>5,15E+03</text:p>
          </table:table-cell>
          <table:table-cell table:number-columns-repeated="6"/>
        </table:table-row>
        <table:table-row table:style-name="ro1">
          <table:table-cell office:value-type="float" office:value="64800" calcext:value-type="float">
            <text:p>6,48E+04</text:p>
          </table:table-cell>
          <table:table-cell office:value-type="float" office:value="0.000000163912773132" calcext:value-type="float">
            <text:p>1,64E-07</text:p>
          </table:table-cell>
          <table:table-cell office:value-type="float" office:value="-1.75170031858" calcext:value-type="float">
            <text:p>-1,75E+00</text:p>
          </table:table-cell>
          <table:table-cell office:value-type="float" office:value="-0.0000000298023223877" calcext:value-type="float">
            <text:p>-2,98E-08</text:p>
          </table:table-cell>
          <table:table-cell table:number-columns-repeated="6"/>
        </table:table-row>
        <table:table-row table:style-name="ro1">
          <table:table-cell office:value-type="float" office:value="0.972763601017" calcext:value-type="float">
            <text:p>9,73E-01</text:p>
          </table:table-cell>
          <table:table-cell office:value-type="float" office:value="256.65625" calcext:value-type="float">
            <text:p>2,57E+02</text:p>
          </table:table-cell>
          <table:table-cell office:value-type="float" office:value="0.942519662744" calcext:value-type="float">
            <text:p>9,43E-01</text:p>
          </table:table-cell>
          <table:table-cell office:value-type="float" office:value="-0.00000000795676000242" calcext:value-type="float">
            <text:p>-7,96E-09</text:p>
          </table:table-cell>
          <table:table-cell table:number-columns-repeated="6"/>
        </table:table-row>
        <table:table-row table:style-name="ro1">
          <table:table-cell office:value-type="float" office:value="0.00000000039180203441" calcext:value-type="float">
            <text:p>3,92E-10</text:p>
          </table:table-cell>
          <table:table-cell office:value-type="float" office:value="1" calcext:value-type="float">
            <text:p>1,00E+00</text:p>
          </table:table-cell>
          <table:table-cell office:value-type="float" office:value="2204" calcext:value-type="float">
            <text:p>2,20E+03</text:p>
          </table:table-cell>
          <table:table-cell office:value-type="float" office:value="0" calcext:value-type="float">
            <text:p>0,00E+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,00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.00000000186264514923" calcext:value-type="float">
            <text:p>1,86E-09</text:p>
          </table:table-cell>
          <table:table-cell office:value-type="float" office:value="16" calcext:value-type="float">
            <text:p>1,60E+01</text:p>
          </table:table-cell>
          <table:table-cell table:number-columns-repeated="6"/>
        </table:table-row>
        <table:table-row table:style-name="ro1">
          <table:table-cell office:value-type="float" office:value="57600" calcext:value-type="float">
            <text:p>5,76E+04</text:p>
          </table:table-cell>
          <table:table-cell table:style-name="ce1"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1"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G03</text:p>
          </table:table-cell>
          <table:table-cell office:value-type="float" office:value="2022" calcext:value-type="float">
            <text:p>2,02E+03</text:p>
          </table:table-cell>
          <table:table-cell office:value-type="float" office:value="4" calcext:value-type="float">
            <text:p>4,00E+0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-0.000191801227629" calcext:value-type="float">
            <text:p>-1,92E-04</text:p>
          </table:table-cell>
          <table:table-cell table:style-name="ce5" office:value-type="float" office:value="-0.00000000001580247044" calcext:value-type="float">
            <text:p>-1,58E-11</text:p>
          </table:table-cell>
          <table:table-cell table:style-name="ce5"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21" calcext:value-type="float">
            <text:p>2,10E+01</text:p>
          </table:table-cell>
          <table:table-cell office:value-type="float" office:value="33.09375" calcext:value-type="float">
            <text:p>3,31E+01</text:p>
          </table:table-cell>
          <table:table-cell office:value-type="float" office:value="0.00000000452233123039" calcext:value-type="float">
            <text:p>4,52E-09</text:p>
          </table:table-cell>
          <table:table-cell office:value-type="float" office:value="-0.52930282729" calcext:value-type="float">
            <text:p>-5,29E-01</text:p>
          </table:table-cell>
          <table:table-cell table:number-columns-repeated="6"/>
        </table:table-row>
        <table:table-row table:style-name="ro1">
          <table:table-cell office:value-type="float" office:value="0.00000166520476341" calcext:value-type="float">
            <text:p>1,67E-06</text:p>
          </table:table-cell>
          <table:table-cell office:value-type="float" office:value="0.00400039926171" calcext:value-type="float">
            <text:p>4,00E-03</text:p>
          </table:table-cell>
          <table:table-cell office:value-type="float" office:value="0.00000645592808723" calcext:value-type="float">
            <text:p>6,46E-06</text:p>
          </table:table-cell>
          <table:table-cell office:value-type="float" office:value="5153.64514732" calcext:value-type="float">
            <text:p>5,15E+03</text:p>
          </table:table-cell>
          <table:table-cell table:number-columns-repeated="6"/>
        </table:table-row>
        <table:table-row table:style-name="ro1">
          <table:table-cell office:value-type="float" office:value="72000" calcext:value-type="float">
            <text:p>7,20E+04</text:p>
          </table:table-cell>
          <table:table-cell office:value-type="float" office:value="0.0000000167638063431" calcext:value-type="float">
            <text:p>1,68E-08</text:p>
          </table:table-cell>
          <table:table-cell office:value-type="float" office:value="-1.751758098" calcext:value-type="float">
            <text:p>-1,75E+00</text:p>
          </table:table-cell>
          <table:table-cell office:value-type="float" office:value="0.0000000875443220139" calcext:value-type="float">
            <text:p>8,75E-08</text:p>
          </table:table-cell>
          <table:table-cell table:number-columns-repeated="6"/>
        </table:table-row>
        <table:table-row table:style-name="ro1">
          <table:table-cell office:value-type="float" office:value="0.972765498422" calcext:value-type="float">
            <text:p>9,73E-01</text:p>
          </table:table-cell>
          <table:table-cell office:value-type="float" office:value="259.9375" calcext:value-type="float">
            <text:p>2,60E+02</text:p>
          </table:table-cell>
          <table:table-cell office:value-type="float" office:value="0.942442572813" calcext:value-type="float">
            <text:p>9,42E-01</text:p>
          </table:table-cell>
          <table:table-cell office:value-type="float" office:value="-0.00000000813283876538" calcext:value-type="float">
            <text:p>-8,13E-09</text:p>
          </table:table-cell>
          <table:table-cell table:number-columns-repeated="6"/>
        </table:table-row>
        <table:table-row table:style-name="ro1">
          <table:table-cell office:value-type="float" office:value="0.00000000036108646927" calcext:value-type="float">
            <text:p>3,61E-10</text:p>
          </table:table-cell>
          <table:table-cell office:value-type="float" office:value="1" calcext:value-type="float">
            <text:p>1,00E+00</text:p>
          </table:table-cell>
          <table:table-cell office:value-type="float" office:value="2204" calcext:value-type="float">
            <text:p>2,20E+03</text:p>
          </table:table-cell>
          <table:table-cell office:value-type="float" office:value="0" calcext:value-type="float">
            <text:p>0,00E+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,00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.00000000186264514923" calcext:value-type="float">
            <text:p>1,86E-09</text:p>
          </table:table-cell>
          <table:table-cell office:value-type="float" office:value="21" calcext:value-type="float">
            <text:p>2,10E+01</text:p>
          </table:table-cell>
          <table:table-cell table:number-columns-repeated="6"/>
        </table:table-row>
        <table:table-row table:style-name="ro1">
          <table:table-cell office:value-type="float" office:value="64800" calcext:value-type="float">
            <text:p>6,48E+04</text:p>
          </table:table-cell>
          <table:table-cell table:style-name="ce1"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1"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G03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-0.000191914848983" calcext:value-type="float">
            <text:p>-1,92E-04</text:p>
          </table:table-cell>
          <table:table-cell table:style-name="ce5" office:value-type="float" office:value="-0.00000000001580247044" calcext:value-type="float">
            <text:p>-1,58E-11</text:p>
          </table:table-cell>
          <table:table-cell table:style-name="ce5"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22" calcext:value-type="float">
            <text:p>2,20E+01</text:p>
          </table:table-cell>
          <table:table-cell office:value-type="float" office:value="37.90625" calcext:value-type="float">
            <text:p>3,79E+01</text:p>
          </table:table-cell>
          <table:table-cell office:value-type="float" office:value="0.00000000450411618595" calcext:value-type="float">
            <text:p>4,50E-09</text:p>
          </table:table-cell>
          <table:table-cell office:value-type="float" office:value="0.520894929456" calcext:value-type="float">
            <text:p>5,21E-01</text:p>
          </table:table-cell>
          <table:table-cell table:number-columns-repeated="6"/>
        </table:table-row>
        <table:table-row table:style-name="ro1">
          <table:table-cell office:value-type="float" office:value="0.00000200234353542" calcext:value-type="float">
            <text:p>2,00E-06</text:p>
          </table:table-cell>
          <table:table-cell office:value-type="float" office:value="0.00400112837087" calcext:value-type="float">
            <text:p>4,00E-03</text:p>
          </table:table-cell>
          <table:table-cell office:value-type="float" office:value="0.00000655837357044" calcext:value-type="float">
            <text:p>6,56E-06</text:p>
          </table:table-cell>
          <table:table-cell office:value-type="float" office:value="5153.64654159" calcext:value-type="float">
            <text:p>5,15E+03</text:p>
          </table:table-cell>
          <table:table-cell table:number-columns-repeated="6"/>
        </table:table-row>
        <table:table-row table:style-name="ro1">
          <table:table-cell office:value-type="float" office:value="79200" calcext:value-type="float">
            <text:p>7,92E+04</text:p>
          </table:table-cell>
          <table:table-cell office:value-type="float" office:value="-0.0000000651925802231" calcext:value-type="float">
            <text:p>-6,52E-08</text:p>
          </table:table-cell>
          <table:table-cell office:value-type="float" office:value="-1.75181627093" calcext:value-type="float">
            <text:p>-1,75E+00</text:p>
          </table:table-cell>
          <table:table-cell office:value-type="float" office:value="0.0000000763684511185" calcext:value-type="float">
            <text:p>7,64E-08</text:p>
          </table:table-cell>
          <table:table-cell table:number-columns-repeated="6"/>
        </table:table-row>
        <table:table-row table:style-name="ro1">
          <table:table-cell office:value-type="float" office:value="0.97276805414" calcext:value-type="float">
            <text:p>9,73E-01</text:p>
          </table:table-cell>
          <table:table-cell office:value-type="float" office:value="258.34375" calcext:value-type="float">
            <text:p>2,58E+02</text:p>
          </table:table-cell>
          <table:table-cell office:value-type="float" office:value="0.942442566961" calcext:value-type="float">
            <text:p>9,42E-01</text:p>
          </table:table-cell>
          <table:table-cell office:value-type="float" office:value="-0.00000000809926593836" calcext:value-type="float">
            <text:p>-8,10E-09</text:p>
          </table:table-cell>
          <table:table-cell table:number-columns-repeated="6"/>
        </table:table-row>
        <table:table-row table:style-name="ro1">
          <table:table-cell office:value-type="float" office:value="0.00000000030822712461" calcext:value-type="float">
            <text:p>3,08E-10</text:p>
          </table:table-cell>
          <table:table-cell office:value-type="float" office:value="1" calcext:value-type="float">
            <text:p>1,00E+00</text:p>
          </table:table-cell>
          <table:table-cell office:value-type="float" office:value="2204" calcext:value-type="float">
            <text:p>2,20E+03</text:p>
          </table:table-cell>
          <table:table-cell office:value-type="float" office:value="0" calcext:value-type="float">
            <text:p>0,00E+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,00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.00000000186264514923" calcext:value-type="float">
            <text:p>1,86E-09</text:p>
          </table:table-cell>
          <table:table-cell office:value-type="float" office:value="22" calcext:value-type="float">
            <text:p>2,20E+01</text:p>
          </table:table-cell>
          <table:table-cell table:number-columns-repeated="6"/>
        </table:table-row>
        <table:table-row table:style-name="ro1">
          <table:table-cell office:value-type="float" office:value="72000" calcext:value-type="float">
            <text:p>7,20E+04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1"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G03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-0.000192028935999" calcext:value-type="float">
            <text:p>-1,92E-04</text:p>
          </table:table-cell>
          <table:table-cell table:style-name="ce5" office:value-type="float" office:value="-0.00000000001580247044" calcext:value-type="float">
            <text:p>-1,58E-11</text:p>
          </table:table-cell>
          <table:table-cell table:style-name="ce5"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48" calcext:value-type="float">
            <text:p>4,80E+01</text:p>
          </table:table-cell>
          <table:table-cell office:value-type="float" office:value="31.875" calcext:value-type="float">
            <text:p>3,19E+01</text:p>
          </table:table-cell>
          <table:table-cell office:value-type="float" office:value="0.00000000447554356721" calcext:value-type="float">
            <text:p>4,48E-09</text:p>
          </table:table-cell>
          <table:table-cell office:value-type="float" office:value="1.57083756938" calcext:value-type="float">
            <text:p>1,57E+00</text:p>
          </table:table-cell>
          <table:table-cell table:number-columns-repeated="6"/>
        </table:table-row>
        <table:table-row table:style-name="ro1">
          <table:table-cell office:value-type="float" office:value="0.00000156834721565" calcext:value-type="float">
            <text:p>1,57E-06</text:p>
          </table:table-cell>
          <table:table-cell office:value-type="float" office:value="0.0040017379215" calcext:value-type="float">
            <text:p>4,00E-03</text:p>
          </table:table-cell>
          <table:table-cell office:value-type="float" office:value="0.00000694207847118" calcext:value-type="float">
            <text:p>6,94E-06</text:p>
          </table:table-cell>
          <table:table-cell office:value-type="float" office:value="5153.64879036" calcext:value-type="float">
            <text:p>5,15E+03</text:p>
          </table:table-cell>
          <table:table-cell table:number-columns-repeated="6"/>
        </table:table-row>
        <table:table-row table:style-name="ro1">
          <table:table-cell office:value-type="float" office:value="86400" calcext:value-type="float">
            <text:p>8,64E+04</text:p>
          </table:table-cell>
          <table:table-cell office:value-type="float" office:value="-0.000000160187482834" calcext:value-type="float">
            <text:p>-1,60E-07</text:p>
          </table:table-cell>
          <table:table-cell office:value-type="float" office:value="-1.75187478912" calcext:value-type="float">
            <text:p>-1,75E+00</text:p>
          </table:table-cell>
          <table:table-cell office:value-type="float" office:value="0.00000000745058059692" calcext:value-type="float">
            <text:p>7,45E-09</text:p>
          </table:table-cell>
          <table:table-cell table:number-columns-repeated="6"/>
        </table:table-row>
        <table:table-row table:style-name="ro1">
          <table:table-cell office:value-type="float" office:value="0.972770472343" calcext:value-type="float">
            <text:p>9,73E-01</text:p>
          </table:table-cell>
          <table:table-cell office:value-type="float" office:value="252.53125" calcext:value-type="float">
            <text:p>2,53E+02</text:p>
          </table:table-cell>
          <table:table-cell office:value-type="float" office:value="0.942696718257" calcext:value-type="float">
            <text:p>9,43E-01</text:p>
          </table:table-cell>
          <table:table-cell office:value-type="float" office:value="-0.0000000080453351205" calcext:value-type="float">
            <text:p>-8,05E-09</text:p>
          </table:table-cell>
          <table:table-cell table:number-columns-repeated="6"/>
        </table:table-row>
        <table:table-row table:style-name="ro1">
          <table:table-cell office:value-type="float" office:value="0.00000000035394331459" calcext:value-type="float">
            <text:p>3,54E-10</text:p>
          </table:table-cell>
          <table:table-cell office:value-type="float" office:value="1" calcext:value-type="float">
            <text:p>1,00E+00</text:p>
          </table:table-cell>
          <table:table-cell office:value-type="float" office:value="2204" calcext:value-type="float">
            <text:p>2,20E+03</text:p>
          </table:table-cell>
          <table:table-cell office:value-type="float" office:value="0" calcext:value-type="float">
            <text:p>0,00E+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,00E+00</text:p>
          </table:table-cell>
          <table:table-cell office:value-type="float" office:value="0" calcext:value-type="float">
            <text:p>0,00E+00</text:p>
          </table:table-cell>
          <table:table-cell office:value-type="float" office:value="0.00000000186264514923" calcext:value-type="float">
            <text:p>1,86E-09</text:p>
          </table:table-cell>
          <table:table-cell office:value-type="float" office:value="48" calcext:value-type="float">
            <text:p>4,80E+01</text:p>
          </table:table-cell>
          <table:table-cell table:number-columns-repeated="6"/>
        </table:table-row>
        <table:table-row table:style-name="ro1">
          <table:table-cell office:value-type="float" office:value="79200" calcext:value-type="float">
            <text:p>7,92E+04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 table:number-rows-repeated="3">
          <table:table-cell table:style-name="ce1" table:number-columns-repeated="3"/>
          <table:table-cell table:style-name="Default"/>
          <table:table-cell table:number-columns-repeated="6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"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1"/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.00.0000</text:date>, <text:time style:data-style-name="N2" text:time-value="21:47:00.13200000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6T22:04:43.874000000</dc:date>
    <meta:editing-duration>PT38M51S</meta:editing-duration>
    <meta:editing-cycles>19</meta:editing-cycles>
    <meta:generator>LibreOffice/7.3.2.2$Windows_X86_64 LibreOffice_project/49f2b1bff42cfccbd8f788c8dc32c1c309559be0</meta:generator>
    <meta:document-statistic meta:table-count="1" meta:cell-count="490" meta:object-count="0"/>
  </office:meta>
</office:document-meta>
</file>